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linecap="square" draw:fill="none" draw:textarea-horizontal-align="justify" draw:textarea-vertical-align="middle" draw:auto-grow-height="false" fo:min-height="1.354cm" fo:min-width="2.854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svg:stroke-linecap="square" draw:fill="none" draw:textarea-horizontal-align="justify" draw:textarea-vertical-align="middle" draw:auto-grow-height="false" fo:min-height="1.353cm" fo:min-width="2.854cm" fo:padding-top="0cm" fo:padding-bottom="0cm" fo:padding-left="0cm" fo:padding-right="0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svg:stroke-linecap="square" draw:fill="none" loext:fill-use-slide-background="false" draw:textarea-horizontal-align="justify" draw:textarea-vertical-align="middle" draw:auto-grow-height="false" fo:min-height="0.424cm" fo:min-width="0.424cm" fo:padding-top="0cm" fo:padding-bottom="0cm" fo:padding-left="0cm" fo:padding-right="0cm" style:writing-mode="lr-tb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none" draw:stroke-dash="Dash_20_Dot_20_3" svg:stroke-width="0cm" draw:stroke-linejoin="none" svg:stroke-linecap="butt" draw:fill="solid" draw:fill-color="#ffffff" draw:textarea-horizontal-align="center" draw:textarea-vertical-align="middle" loext:decorative="false"/>
    </style:style>
    <style:style style:name="gr10" style:family="graphic">
      <style:graphic-properties style:protect="size" loext:decorative="false"/>
    </style:style>
    <style:style style:name="pr1" style:family="presentation" style:parent-style-name="Domyślny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 style:writing-mode="lr-tb"/>
      <style:text-properties style:font-name="Latin Modern Roman" fo:font-size="12pt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cm" svg:height="1.5cm" svg:x="2.1cm" svg:y="0.101cm">
          <text:p text:style-name="P1"><text:span text:style-name="T1">Algorytm ide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1cm" svg:y1="0.848cm" svg:x2="2.1cm" svg:y2="0.848cm">
          <text:p/>
        </draw:line>
        <draw:custom-shape draw:style-name="gr3" draw:text-style-name="P2" draw:layer="layout" svg:width="3cm" svg:height="1.499cm" svg:x="2.1cm" svg:y="2.601cm">
          <text:p text:style-name="P1"><text:span text:style-name="T1">Algorytm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1cm" svg:y1="3.35cm" svg:x2="2.1cm" svg:y2="3.35cm">
          <text:p/>
        </draw:line>
        <draw:line draw:style-name="gr4" draw:text-style-name="P3" draw:layer="layout" svg:x1="0.1cm" svg:y1="2.1cm" svg:x2="1.1cm" svg:y2="2.1cm">
          <text:p/>
        </draw:line>
        <draw:line draw:style-name="gr4" draw:text-style-name="P3" draw:layer="layout" svg:x1="1.1cm" svg:y1="0.849cm" svg:x2="1.1cm" svg:y2="3.349cm">
          <text:p/>
        </draw:line>
        <draw:line draw:style-name="gr4" draw:text-style-name="P3" draw:layer="layout" svg:x1="3.7cm" svg:y1="2.1cm" svg:x2="6.4cm" svg:y2="2.1cm">
          <text:p/>
        </draw:line>
        <draw:line draw:style-name="gr4" draw:text-style-name="P3" draw:layer="layout" svg:x1="3.7cm" svg:y1="2.1cm" svg:x2="3.7cm" svg:y2="2.6cm">
          <text:p/>
        </draw:line>
        <draw:line draw:style-name="gr2" draw:text-style-name="P3" draw:layer="layout" svg:x1="6.4cm" svg:y1="2.1cm" svg:x2="6.4cm" svg:y2="3.05cm">
          <text:p/>
        </draw:line>
        <draw:line draw:style-name="gr4" draw:text-style-name="P3" draw:layer="layout" svg:x1="7.1cm" svg:y1="0.849cm" svg:x2="5.1cm" svg:y2="0.849cm">
          <text:p/>
        </draw:line>
        <draw:line draw:style-name="gr2" draw:text-style-name="P3" draw:layer="layout" svg:x1="7.1cm" svg:y1="0.849cm" svg:x2="7.1cm" svg:y2="1.8cm">
          <text:p/>
        </draw:line>
        <draw:line draw:style-name="gr2" draw:text-style-name="P3" draw:layer="layout" svg:x1="7.1cm" svg:y1="3.349cm" svg:x2="7.1cm" svg:y2="2.399cm">
          <text:p/>
        </draw:line>
        <draw:custom-shape draw:style-name="gr5" draw:text-style-name="P4" draw:layer="layout" svg:width="0.6cm" svg:height="0.6cm" svg:x="6.1cm" svg:y="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line draw:style-name="gr4" draw:text-style-name="P3" draw:layer="layout" svg:x1="6.702cm" svg:y1="2.832cm" svg:x2="6.702cm" svg:y2="3.082cm">
            <text:p/>
          </draw:line>
          <draw:line draw:style-name="gr4" draw:text-style-name="P3" draw:layer="layout" svg:x1="6.577cm" svg:y1="2.957cm" svg:x2="6.827cm" svg:y2="2.957cm">
            <text:p/>
          </draw:line>
        </draw:g>
        <draw:line draw:style-name="gr2" draw:text-style-name="P3" draw:layer="layout" svg:x1="5.1cm" svg:y1="3.35cm" svg:x2="6.1cm" svg:y2="3.35cm">
          <text:p/>
        </draw:line>
        <draw:line draw:style-name="gr4" draw:text-style-name="P3" draw:layer="layout" svg:x1="6.7cm" svg:y1="3.35cm" svg:x2="7.1cm" svg:y2="3.35cm">
          <text:p/>
        </draw:line>
        <draw:custom-shape draw:style-name="gr5" draw:text-style-name="P4" draw:layer="layout" svg:width="0.6cm" svg:height="0.6cm" svg:x="6.8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line draw:style-name="gr4" draw:text-style-name="P3" draw:layer="layout" svg:x1="6.006cm" svg:y1="3.535cm" svg:x2="6.006cm" svg:y2="3.785cm">
            <text:p/>
          </draw:line>
          <draw:line draw:style-name="gr4" draw:text-style-name="P3" draw:layer="layout" svg:x1="5.881cm" svg:y1="3.66cm" svg:x2="6.131cm" svg:y2="3.66cm">
            <text:p/>
          </draw:line>
        </draw:g>
        <draw:line draw:style-name="gr2" draw:text-style-name="P3" draw:layer="layout" svg:x1="7.4cm" svg:y1="2.099cm" svg:x2="9.6cm" svg:y2="2.099cm">
          <text:p/>
        </draw:line>
        <draw:g draw:style-name="gr6">
          <draw:line draw:style-name="gr4" draw:text-style-name="P3" draw:layer="layout" svg:x1="7.402cm" svg:y1="2.372cm" svg:x2="7.402cm" svg:y2="2.622cm">
            <text:p/>
          </draw:line>
          <draw:line draw:style-name="gr4" draw:text-style-name="P3" draw:layer="layout" svg:x1="7.277cm" svg:y1="2.497cm" svg:x2="7.527cm" svg:y2="2.497cm">
            <text:p/>
          </draw:line>
        </draw:g>
        <draw:g draw:style-name="gr6">
          <draw:line draw:style-name="gr4" draw:text-style-name="P3" draw:layer="layout" svg:x1="7.277cm" svg:y1="1.697cm" svg:x2="7.527cm" svg:y2="1.697cm">
            <text:p/>
          </draw:line>
        </draw:g>
        <draw:g draw:style-name="gr6">
          <svg:title>TexMaths</svg:title>
          <svg:desc>12§display§\dot{x}(i)§svg§600§TRUE§</svg:desc>
          <draw:path draw:style-name="gr7" draw:text-style-name="P5" draw:layer="layout" svg:width="0.045cm" svg:height="0.043cm" svg:x="0.307cm" svg:y="1.584cm" svg:viewBox="0 0 46 44" svg:d="M46 23c0-12-10-23-23-23-15 0-23 12-23 23s10 21 23 21c14 0 23-10 23-21z">
            <text:p/>
          </draw:path>
          <draw:path draw:style-name="gr7" draw:text-style-name="P5" draw:layer="layout" svg:width="0.209cm" svg:height="0.189cm" svg:x="0.203cm" svg:y="1.683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7" draw:text-style-name="P5" draw:layer="layout" svg:width="0.097cm" svg:height="0.418cm" svg:x="0.474cm" svg:y="1.554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7" draw:text-style-name="P5" draw:layer="layout" svg:width="0.109cm" svg:height="0.282cm" svg:x="0.608cm" svg:y="1.591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7" draw:text-style-name="P5" draw:layer="layout" svg:width="0.096cm" svg:height="0.418cm" svg:x="0.765cm" svg:y="1.554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 draw:style-name="gr8">
          <svg:title>TexMaths</svg:title>
          <svg:desc>12§display§e_{X_{j}}(i)§svg§600§TRUE§</svg:desc>
          <draw:g draw:style-name="gr6">
            <draw:path draw:style-name="gr7" draw:text-style-name="P5" draw:layer="layout" svg:width="0.161cm" svg:height="0.188cm" svg:x="5.205cm" svg:y="1.683cm" svg:viewBox="0 0 162 189" svg:d="M59 89c13 0 44-2 64-10 30-13 33-38 33-43 0-19-17-36-46-36-46 0-110 41-110 114 0 43 25 75 66 75 60 0 96-44 96-49 0-2-3-5-5-5s-4 0-6 4c-34 42-79 42-84 42-33 0-37-36-37-49 0-5 1-18 7-43 7 0 15 0 22 0zM40 79c16-63 60-69 70-69 19 0 31 12 31 26 0 43-67 43-85 43-5 0-11 0-16 0z">
              <text:p/>
            </draw:path>
            <draw:path draw:style-name="gr7" draw:text-style-name="P5" draw:layer="layout" svg:width="0.259cm" svg:height="0.199cm" svg:x="5.397cm" svg:y="1.731cm" svg:viewBox="0 0 260 200" svg:d="M149 87c9-9 18-18 27-27 39-37 49-48 76-49 5-1 8-1 8-7 0-4-3-4-5-4-8 0-19 1-27 1-7 0-27-1-35-1-1 0-5 0-5 6 1 2 0 4 4 5 2 0 11 0 11 7 0 4-5 8-9 12-1 1-39 38-50 49-10-19-20-38-30-57 0-2-1-3-1-4 0-2 6-7 15-7 3 0 6-1 6-7-1-2 0-4-5-4-6 0-13 0-19 0s-13 1-19 1c-5 0-12 0-18-1-5 0-11 0-15 0-2 0-6 0-6 6 0 5 3 5 8 5 17 0 18 2 22 8 13 27 27 54 40 82-5 5-10 10-15 15-6 6-21 19-25 24-36 36-48 48-75 49-5 1-7 1-7 7 0 1 0 4 4 4 8 0 18-1 27-1 5 0 12 0 17 0 6 1 12 1 17 1 2 0 7 0 7-6 0-4-4-5-6-5s-10-1-10-7c0-5 5-8 11-14 20-20 40-40 60-59 12 23 24 46 36 69 1 3 1 3 1 4 0 2-5 7-15 7-3 1-6 1-6 7 1 1 0 4 4 4 6 0 13-1 20-1 6 0 13 0 19 0s12 0 18 0c5 1 11 1 15 1 2 0 6 0 6-6 0-5-3-5-8-5-17 0-18-2-22-8-15-31-31-63-46-94z">
              <text:p/>
            </draw:path>
            <draw:path draw:style-name="gr7" draw:text-style-name="P5" draw:layer="layout" svg:width="0.099cm" svg:height="0.182cm" svg:x="5.665cm" svg:y="1.833cm" svg:viewBox="0 0 100 183" svg:d="M100 10c0-5-4-10-10-10s-13 7-13 13c0 5 5 9 9 9 8 0 14-6 14-12zM54 150c-5 15-18 26-30 26-4 0-6 0-8-1 6-3 7-9 7-11 0-4-3-8-10-8s-13 6-13 13c0 8 10 14 24 14s42-7 48-33 13-51 19-76c0-1 1-3 1-6 0-12-12-20-26-20-25 0-41 27-41 32 0 3 4 3 5 3 2 0 4 0 4-3 9-20 24-25 31-25 8 0 9 7 9 11 0 2 0 3-1 6-6 26-13 52-19 78z">
              <text:p/>
            </draw:path>
            <draw:path draw:style-name="gr7" draw:text-style-name="P5" draw:layer="layout" svg:width="0.096cm" svg:height="0.418cm" svg:x="5.878cm" svg:y="1.554cm" svg:viewBox="0 0 97 419" svg:d="M97 415c0-1 0-2-7-9-53-53-66-132-66-197 0-73 17-146 68-198 5-5 5-5 5-6 0-4-1-5-3-5-5 0-42 29-68 81-21 47-26 94-26 128 0 33 5 84 28 131 25 51 61 79 66 79 2 0 3-1 3-4z">
              <text:p/>
            </draw:path>
            <draw:path draw:style-name="gr7" draw:text-style-name="P5" draw:layer="layout" svg:width="0.109cm" svg:height="0.28cm" svg:x="6.012cm" svg:y="1.591cm" svg:viewBox="0 0 110 281" svg:d="M107 16c0-9-6-16-16-16-11 0-23 11-23 23 0 7 6 14 17 14 10 0 22-9 22-21zM76 172c4-12 4-12 8-24 4-8 6-14 6-21 0-19-13-35-35-35-39 0-55 61-55 65 0 3 4 3 5 3 5 0 5 0 7-7 11-39 28-51 42-51 4 0 11 0 11 13 0 8-4 17-5 21-4 11-23 60-29 78-5 11-9 24-9 34 0 19 14 33 34 33 39 0 54-60 54-63 0-5-3-5-4-5-4 0-4 1-6 7-8 27-22 53-44 53-7 0-9-5-9-14 0-11 2-16 12-42 5-15 11-30 17-45z">
              <text:p/>
            </draw:path>
            <draw:path draw:style-name="gr7" draw:text-style-name="P5" draw:layer="layout" svg:width="0.096cm" svg:height="0.418cm" svg:x="6.169cm" svg:y="1.554cm" svg:viewBox="0 0 97 419" svg:d="M97 209c0-32-5-83-27-130-26-51-62-79-66-79-3 0-4 1-4 5 0 1 0 1 7 9 42 41 66 108 66 195 0 72-15 146-68 199-5 5-5 6-5 7 0 3 1 4 4 4 4 0 42-29 67-81 21-47 26-94 26-129z">
              <text:p/>
            </draw:path>
          </draw:g>
        </draw:g>
        <draw:g draw:style-name="gr8">
          <svg:title>TexMaths</svg:title>
          <svg:desc>12§display§e_{X_{j}}(i)§svg§600§TRUE§</svg:desc>
          <draw:g draw:style-name="gr6">
            <draw:path draw:style-name="gr7" draw:text-style-name="P5" draw:layer="layout" svg:width="0.161cm" svg:height="0.188cm" svg:x="7.904cm" svg:y="1.682cm" svg:viewBox="0 0 162 189" svg:d="M59 89c13 0 44-2 64-10 30-13 33-38 33-43 0-19-17-36-46-36-46 0-110 41-110 114 0 43 25 75 66 75 60 0 96-44 96-49 0-2-3-5-5-5s-4 0-6 4c-34 42-79 42-84 42-33 0-37-36-37-49 0-5 1-18 7-43 7 0 15 0 22 0zM40 79c16-63 60-69 70-69 19 0 31 12 31 26 0 43-67 43-85 43-5 0-11 0-16 0z">
              <text:p/>
            </draw:path>
            <draw:path draw:style-name="gr7" draw:text-style-name="P5" draw:layer="layout" svg:width="0.259cm" svg:height="0.199cm" svg:x="8.096cm" svg:y="1.73cm" svg:viewBox="0 0 260 200" svg:d="M149 87c9-9 18-18 27-27 39-37 49-48 76-49 5-1 8-1 8-7 0-4-3-4-5-4-8 0-19 1-27 1-7 0-27-1-35-1-1 0-5 0-5 6 1 2 0 4 4 5 2 0 11 0 11 7 0 4-5 8-9 12-1 1-39 38-50 49-10-19-20-38-30-57 0-2-1-3-1-4 0-2 6-7 15-7 3 0 6-1 6-7-1-2 0-4-5-4-6 0-13 0-19 0s-13 1-19 1c-5 0-12 0-18-1-5 0-11 0-15 0-2 0-6 0-6 6 0 5 3 5 8 5 17 0 18 2 22 8 13 27 27 54 40 82-5 5-10 10-15 15-6 6-21 19-25 24-36 36-48 48-75 49-5 1-7 1-7 7 0 1 0 4 4 4 8 0 18-1 27-1 5 0 12 0 17 0 6 1 12 1 17 1 2 0 7 0 7-6 0-4-4-5-6-5s-10-1-10-7c0-5 5-8 11-14 20-20 40-40 60-59 12 23 24 46 36 69 1 3 1 3 1 4 0 2-5 7-15 7-3 1-6 1-6 7 1 1 0 4 4 4 6 0 13-1 20-1 6 0 13 0 19 0s12 0 18 0c5 1 11 1 15 1 2 0 6 0 6-6 0-5-3-5-8-5-17 0-18-2-22-8-15-31-31-63-46-94z">
              <text:p/>
            </draw:path>
            <draw:path draw:style-name="gr7" draw:text-style-name="P5" draw:layer="layout" svg:width="0.099cm" svg:height="0.182cm" svg:x="8.364cm" svg:y="1.832cm" svg:viewBox="0 0 100 183" svg:d="M100 10c0-5-4-10-10-10s-13 7-13 13c0 5 5 9 9 9 8 0 14-6 14-12zM54 150c-5 15-18 26-30 26-4 0-6 0-8-1 6-3 7-9 7-11 0-4-3-8-10-8s-13 6-13 13c0 8 10 14 24 14s42-7 48-33 13-51 19-76c0-1 1-3 1-6 0-12-12-20-26-20-25 0-41 27-41 32 0 3 4 3 5 3 2 0 4 0 4-3 9-20 24-25 31-25 8 0 9 7 9 11 0 2 0 3-1 6-6 26-13 52-19 78z">
              <text:p/>
            </draw:path>
            <draw:path draw:style-name="gr7" draw:text-style-name="P5" draw:layer="layout" svg:width="0.096cm" svg:height="0.418cm" svg:x="8.577cm" svg:y="1.553cm" svg:viewBox="0 0 97 419" svg:d="M97 415c0-1 0-2-7-9-53-53-66-132-66-197 0-73 17-146 68-198 5-5 5-5 5-6 0-4-1-5-3-5-5 0-42 29-68 81-21 47-26 94-26 128 0 33 5 84 28 131 25 51 61 79 66 79 2 0 3-1 3-4z">
              <text:p/>
            </draw:path>
            <draw:path draw:style-name="gr7" draw:text-style-name="P5" draw:layer="layout" svg:width="0.109cm" svg:height="0.28cm" svg:x="8.711cm" svg:y="1.59cm" svg:viewBox="0 0 110 281" svg:d="M107 16c0-9-6-16-16-16-11 0-23 11-23 23 0 7 6 14 17 14 10 0 22-9 22-21zM76 172c4-12 4-12 8-24 4-8 6-14 6-21 0-19-13-35-35-35-39 0-55 61-55 65 0 3 4 3 5 3 5 0 5 0 7-7 11-39 28-51 42-51 4 0 11 0 11 13 0 8-4 17-5 21-4 11-23 60-29 78-5 11-9 24-9 34 0 19 14 33 34 33 39 0 54-60 54-63 0-5-3-5-4-5-4 0-4 1-6 7-8 27-22 53-44 53-7 0-9-5-9-14 0-11 2-16 12-42 5-15 11-30 17-45z">
              <text:p/>
            </draw:path>
            <draw:path draw:style-name="gr7" draw:text-style-name="P5" draw:layer="layout" svg:width="0.096cm" svg:height="0.418cm" svg:x="8.868cm" svg:y="1.553cm" svg:viewBox="0 0 97 419" svg:d="M97 209c0-32-5-83-27-130-26-51-62-79-66-79-3 0-4 1-4 5 0 1 0 1 7 9 42 41 66 108 66 195 0 72-15 146-68 199-5 5-5 6-5 7 0 3 1 4 4 4 4 0 42-29 67-81 21-47 26-94 26-129z">
              <text:p/>
            </draw:path>
          </draw:g>
        </draw:g>
        <draw:g draw:style-name="gr8">
          <svg:title>TexMaths</svg:title>
          <svg:desc>12§display§\dot{X}_{j}(i)§svg§600§TRUE§</svg:desc>
          <draw:g draw:style-name="gr6">
            <draw:path draw:style-name="gr7" draw:text-style-name="P5" draw:layer="layout" svg:width="0.045cm" svg:height="0.043cm" svg:x="7.342cm" svg:y="0.269cm" svg:viewBox="0 0 46 44" svg:d="M46 23c0-12-10-23-23-23-15 0-23 12-23 23s10 21 23 21c14 0 23-10 23-21z">
              <text:p/>
            </draw:path>
            <draw:path draw:style-name="gr7" draw:text-style-name="P5" draw:layer="layout" svg:width="0.347cm" svg:height="0.285cm" svg:x="7.15cm" svg:y="0.37cm" svg:viewBox="0 0 348 286" svg:d="M193 114c-12-28-23-56-35-84-1-2-1-3-2-5 0-2 7-11 25-12 4-1 8-1 8-8 0-5-6-5-7-5-17 0-35 1-53 1-10 0-37-1-46-1-3 0-9 0-9 8 0 5 5 5 10 5 26 0 29 4 32 13 17 39 33 79 49 118-29 31-59 63-88 94-2 2-3 3-5 5-22 23-41 29-62 30-6 1-10 1-10 8 0 2 0 5 6 5 12 0 26-1 40-1 15 0 31 1 46 1 3 0 8 0 8-8 0-4-4-5-5-5-4 0-17-1-17-13 0-6 6-13 12-18 14-15 29-30 43-46 12-13 25-27 37-40 15 33 29 66 43 99 2 5 2 5 2 6 0 4-8 11-24 12-5 1-9 1-9 8 0 5 5 5 6 5 12 0 42-1 53-1s37 1 47 1c3 0 8 0 8-7 0-6-3-6-7-6-29 0-29-1-36-18-17-39-46-104-55-129 29-30 73-81 86-91 12-11 29-21 54-22 5-1 10-1 10-8 0-1 0-5-6-5-12 0-27 1-40 1-15 0-31-1-47-1-2 0-8 0-8 8 0 3 2 4 6 5 4 0 17 1 17 13 0 5-5 11-9 15-22 24-45 48-68 73z">
              <text:p/>
            </draw:path>
            <draw:path draw:style-name="gr7" draw:text-style-name="P5" draw:layer="layout" svg:width="0.128cm" svg:height="0.254cm" svg:x="7.488cm" svg:y="0.524cm" svg:viewBox="0 0 129 255" svg:d="M129 11c0-5-4-11-11-11-9 0-17 8-17 17 0 5 3 11 12 11 8 0 16-8 16-17zM67 210c-6 20-21 37-38 37-4 0-7-2-11-3 7-2 10-9 10-14 0-7-5-11-11-11-10 0-17 8-17 17 0 12 11 19 29 19s53-11 61-47c9-35 18-70 26-105 2-2 3-6 3-10 0-16-15-27-33-27-32 0-51 41-51 44 0 4 3 3 5 4 3 0 4 0 6-5 7-17 22-36 39-36 9 0 11 6 11 14 0 4-1 9-1 10-9 38-19 75-28 113z">
              <text:p/>
            </draw:path>
            <draw:path draw:style-name="gr7" draw:text-style-name="P5" draw:layer="layout" svg:width="0.097cm" svg:height="0.419cm" svg:x="7.706cm" svg:y="0.341cm" svg:viewBox="0 0 98 420" svg:d="M98 415c0-1 0-1-7-8-53-54-66-133-66-196 0-73 16-146 67-199 6-5 6-6 6-7 0-4-1-5-4-5-4 0-42 29-66 83-22 45-28 92-28 128 0 32 5 82 29 130 25 52 61 79 65 79 3 0 4-1 4-5z">
              <text:p/>
            </draw:path>
            <draw:path draw:style-name="gr7" draw:text-style-name="P5" draw:layer="layout" svg:width="0.111cm" svg:height="0.28cm" svg:x="7.841cm" svg:y="0.379cm" svg:viewBox="0 0 112 281" svg:d="M108 14c0-8-6-14-16-14s-22 11-22 22c0 8 6 15 15 15 10 0 23-9 23-23zM76 172c6-12 6-13 9-24 4-8 6-14 6-22 0-19-14-35-35-35-39 0-56 61-56 65s5 4 6 4c4 0 5-1 6-8 12-38 29-51 43-51 4 0 11 0 11 13 0 9-4 18-5 21-3 12-23 60-30 78-3 11-9 25-9 34 0 20 14 34 34 34 40 0 56-61 56-64 0-4-4-4-5-4-5 0-5 1-6 7-9 27-22 52-43 52-8 0-11-4-11-13 0-11 3-17 13-42 5-15 10-30 16-45z">
              <text:p/>
            </draw:path>
            <draw:path draw:style-name="gr7" draw:text-style-name="P5" draw:layer="layout" svg:width="0.097cm" svg:height="0.419cm" svg:x="7.998cm" svg:y="0.341cm" svg:viewBox="0 0 98 420" svg:d="M98 211c0-34-4-84-27-132-25-51-63-79-66-79s-5 2-5 5c0 1 0 2 8 9 41 42 65 108 65 197 0 72-15 145-67 197-6 6-6 6-6 7 0 3 2 5 5 5s42-28 67-82c22-46 26-93 26-127z">
              <text:p/>
            </draw:path>
          </draw:g>
        </draw:g>
        <draw:g draw:style-name="gr8">
          <svg:title>TexMaths</svg:title>
          <svg:desc>12§display§\tilde{X}_{j}(i)§svg§600§FALSE§</svg:desc>
          <draw:g draw:style-name="gr6">
            <draw:path draw:style-name="gr9" draw:text-style-name="P6" draw:layer="layout" svg:width="0.9cm" svg:height="0.466cm" svg:x="7.223cm" svg:y="3.432cm" svg:viewBox="0 0 901 467" svg:d="M0 0c300 0 601 0 901 0 0 156 0 311 0 467-300 0-601 0-901 0 0-156 0-311 0-467z">
              <text:p/>
            </draw:path>
            <draw:path draw:style-name="gr7" draw:text-style-name="P5" draw:layer="layout" svg:width="0.139cm" svg:height="0.039cm" svg:x="7.345cm" svg:y="3.41cm" svg:viewBox="0 0 140 40" svg:d="M140 6c-2-2-4-4-6-6-11 7-17 20-35 20-9 0-20-6-27-10-11-8-19-10-26-10-16 0-24 10-46 32 2 3 5 5 7 8 0-2 16-21 35-21 10 0 20 6 27 11 11 6 18 10 26 10 16 0 24-10 45-34z">
              <text:p/>
            </draw:path>
            <draw:path draw:style-name="gr7" draw:text-style-name="P5" draw:layer="layout" svg:width="0.345cm" svg:height="0.286cm" svg:x="7.201cm" svg:y="3.509cm" svg:viewBox="0 0 346 287" svg:d="M193 115c-12-28-24-56-36-84-1-3-1-3-1-5 0-3 6-10 24-13 4 0 8 0 8-7 0-6-5-6-6-6-17 0-36 2-53 2-10 0-37-2-48-2-2 0-7 0-7 8 0 5 5 5 10 5 25 0 27 5 32 15 17 39 33 78 49 117-29 31-59 63-88 94-2 2-4 4-6 5-21 23-40 29-61 30-6 1-10 1-10 9 0 1 0 4 6 4 12 0 26-1 40-1 15 0 31 1 46 1 3 0 7 0 7-8 0-4-3-5-4-5-4 0-17-1-17-13 0-6 6-13 11-18 14-15 28-30 43-45 13-14 25-28 38-42 14 33 28 67 42 100 2 5 2 5 2 6 0 4-8 11-24 12-4 1-8 1-8 9 0 4 4 4 6 4 12 0 41-1 53-1 11 0 36 1 47 1 3 0 8 0 8-7 0-6-5-6-8-6-28 0-29-1-36-18-16-39-45-105-54-130 28-29 73-79 86-91 12-10 27-21 53-22 6 0 9 0 9-8-1-2 0-5-5-5-13 0-26 2-39 2-16 0-32-2-47-2-2 0-8 0-8 8 0 4 2 5 5 5 3 1 16 1 16 13 0 6-4 12-7 16-23 24-45 49-68 73z">
              <text:p/>
            </draw:path>
            <draw:path draw:style-name="gr7" draw:text-style-name="P5" draw:layer="layout" svg:width="0.128cm" svg:height="0.254cm" svg:x="7.538cm" svg:y="3.665cm" svg:viewBox="0 0 129 255" svg:d="M129 11c0-5-3-11-12-11-8 0-15 8-15 16 0 4 3 12 11 12s16-9 16-17zM67 210c-5 20-20 37-38 37-4 0-7 0-10-2 7-3 10-10 10-15 0-7-6-11-12-11-9 0-17 8-17 18 0 11 13 18 30 18s51-11 61-47c9-35 18-70 26-105 2-2 2-6 2-10 0-16-14-27-32-27-33 0-51 41-51 44 0 4 4 4 5 4 3 0 3 0 6-5 7-17 22-36 39-36 7 0 10 6 10 14 0 4 0 9 0 10-10 37-19 75-29 113z">
              <text:p/>
            </draw:path>
            <draw:path draw:style-name="gr7" draw:text-style-name="P5" draw:layer="layout" svg:width="0.096cm" svg:height="0.419cm" svg:x="7.757cm" svg:y="3.482cm" svg:viewBox="0 0 97 420" svg:d="M97 415c0-1 0-1-7-8-52-53-66-133-66-197 0-74 17-147 68-199 5-5 5-5 5-7 0-3-1-4-4-4-4 0-41 29-67 81-21 47-26 94-26 129 0 33 5 83 28 131 25 52 61 79 65 79 3 0 4-1 4-5z">
              <text:p/>
            </draw:path>
            <draw:path draw:style-name="gr7" draw:text-style-name="P5" draw:layer="layout" svg:width="0.109cm" svg:height="0.282cm" svg:x="7.891cm" svg:y="3.519cm" svg:viewBox="0 0 110 283" svg:d="M107 16c0-9-6-16-16-16-11 0-23 11-23 23 0 7 6 14 17 14 10 0 22-9 22-21zM75 174c5-12 5-14 9-26 3-8 6-13 6-21 0-19-13-35-35-35-39 0-55 61-55 65 0 5 4 5 5 5 5 0 5-2 7-9 11-39 28-51 42-51 4 0 11 0 11 13 0 8-4 18-5 21-4 11-23 60-29 78-5 11-9 25-9 34 0 20 14 35 34 35 40 0 54-62 54-65 0-4-3-4-5-4-3 0-3 1-6 7-7 27-21 52-43 52-7 0-9-4-9-13 0-11 2-17 12-42 5-15 11-30 16-44z">
              <text:p/>
            </draw:path>
            <draw:path draw:style-name="gr7" draw:text-style-name="P5" draw:layer="layout" svg:width="0.096cm" svg:height="0.419cm" svg:x="8.048cm" svg:y="3.482cm" svg:viewBox="0 0 97 420" svg:d="M97 210c0-33-5-83-28-131-25-51-61-79-65-79-3 0-4 1-4 4 0 2 0 2 7 10 42 41 66 108 66 196 0 71-15 146-68 198-5 6-5 6-5 7 0 4 1 5 4 5 4 0 42-29 67-81 21-47 26-94 26-129z">
              <text:p/>
            </draw:path>
          </draw:g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9.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9.7cm" fo:page-height="4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3.895cm" svg:x="1cm" svg:y="4.325cm"/>
      <draw:page-thumbnail draw:layer="backgroundobjects" svg:width="8.999cm" svg:height="3.895cm" svg:x="1cm" svg:y="12.901cm"/>
      <draw:page-thumbnail draw:layer="backgroundobjects" svg:width="8.999cm" svg:height="3.895cm" svg:x="1cm" svg:y="21.477cm"/>
      <draw:page-thumbnail draw:layer="backgroundobjects" svg:width="8.999cm" svg:height="3.895cm" svg:x="11cm" svg:y="4.325cm"/>
      <draw:page-thumbnail draw:layer="backgroundobjects" svg:width="8.999cm" svg:height="3.895cm" svg:x="11cm" svg:y="12.901cm"/>
      <draw:page-thumbnail draw:layer="backgroundobjects" svg:width="8.999cm" svg:height="3.895cm" svg:x="11cm" svg:y="21.477cm"/>
    </style:handout-master>
    <style:master-page style:name="Domyśln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15.479cm" svg:height="0.617cm" svg:x="0.86cm" svg:y="0.148cm" presentation:class="title" presentation:placeholder="true">
        <draw:text-box/>
      </draw:frame>
      <draw:frame presentation:style-name="Domyślny-outline1" draw:layer="backgroundobjects" svg:width="15.479cm" svg:height="2.145cm" svg:x="0.86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4-10-09T12:47:12.940619941</dc:date>
    <meta:editing-duration>PT2H48M40S</meta:editing-duration>
    <meta:editing-cycles>43</meta:editing-cycles>
    <meta:generator>LibreOffice/24.8.2.1$Linux_X86_64 LibreOffice_project/480$Build-1</meta:generator>
    <meta:document-statistic meta:object-count="87"/>
  </office:meta>
</office:document-meta>
</file>